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a530" officeooo:paragraph-rsid="0018a530"/>
    </style:style>
    <style:style style:name="P2" style:family="paragraph" style:parent-style-name="Standard" style:list-style-name="L2">
      <style:text-properties officeooo:rsid="0018a530" officeooo:paragraph-rsid="0018a530"/>
    </style:style>
    <style:style style:name="P3" style:family="paragraph" style:parent-style-name="Standard" style:list-style-name="L3">
      <style:text-properties officeooo:rsid="0018a530" officeooo:paragraph-rsid="0018a530"/>
    </style:style>
    <style:style style:name="P4" style:family="paragraph" style:parent-style-name="Standard" style:list-style-name="L4">
      <style:text-properties officeooo:rsid="0018a530" officeooo:paragraph-rsid="0018a530"/>
    </style:style>
    <style:style style:name="P5" style:family="paragraph" style:parent-style-name="Standard" style:list-style-name="L5">
      <style:text-properties officeooo:rsid="0018a530" officeooo:paragraph-rsid="0018a530"/>
    </style:style>
    <style:style style:name="P6" style:family="paragraph" style:parent-style-name="Standard">
      <style:text-properties officeooo:rsid="0018d3f9" officeooo:paragraph-rsid="0018d3f9"/>
    </style:style>
    <style:style style:name="P7" style:family="paragraph" style:parent-style-name="Standard" style:list-style-name="L6">
      <style:text-properties officeooo:rsid="0018d3f9" officeooo:paragraph-rsid="0018d3f9"/>
    </style:style>
    <style:style style:name="P8" style:family="paragraph" style:parent-style-name="Standard" style:list-style-name="L6">
      <style:text-properties officeooo:rsid="0018d3f9" officeooo:paragraph-rsid="001a8b3c"/>
    </style:style>
    <style:style style:name="P9" style:family="paragraph" style:parent-style-name="Standard" style:list-style-name="L6">
      <style:text-properties officeooo:rsid="001a8b3c" officeooo:paragraph-rsid="001a8b3c"/>
    </style:style>
    <style:style style:name="P10" style:family="paragraph" style:parent-style-name="Standard">
      <style:text-properties officeooo:rsid="001a8b3c" officeooo:paragraph-rsid="001a8b3c"/>
    </style:style>
    <style:style style:name="P11" style:family="paragraph" style:parent-style-name="Standard">
      <style:text-properties officeooo:rsid="001b77ea" officeooo:paragraph-rsid="001b77ea"/>
    </style:style>
    <style:style style:name="P12" style:family="paragraph" style:parent-style-name="Standard" style:list-style-name="L7">
      <style:text-properties officeooo:rsid="001b77ea" officeooo:paragraph-rsid="001b77ea"/>
    </style:style>
    <style:style style:name="P13" style:family="paragraph" style:parent-style-name="Standard" style:list-style-name="L8">
      <style:text-properties officeooo:rsid="001b77ea" officeooo:paragraph-rsid="001b77ea"/>
    </style:style>
    <style:style style:name="P14" style:family="paragraph" style:parent-style-name="Standard" style:list-style-name="L9">
      <style:text-properties officeooo:rsid="001b77ea" officeooo:paragraph-rsid="001b77ea"/>
    </style:style>
    <style:style style:name="P15" style:family="paragraph" style:parent-style-name="Standard" style:list-style-name="L10">
      <style:text-properties officeooo:rsid="001b77ea" officeooo:paragraph-rsid="001b77ea"/>
    </style:style>
    <style:style style:name="P16" style:family="paragraph" style:parent-style-name="Standard" style:list-style-name="L11">
      <style:text-properties officeooo:rsid="001b77ea" officeooo:paragraph-rsid="001b77ea"/>
    </style:style>
    <style:style style:name="P17" style:family="paragraph" style:parent-style-name="Standard" style:list-style-name="L12">
      <style:text-properties officeooo:rsid="001b77ea" officeooo:paragraph-rsid="001b77ea"/>
    </style:style>
    <style:style style:name="P18" style:family="paragraph" style:parent-style-name="Standard" style:list-style-name="L13">
      <style:text-properties officeooo:rsid="001b77ea" officeooo:paragraph-rsid="001b77ea"/>
    </style:style>
    <style:style style:name="T1" style:family="text">
      <style:text-properties officeooo:rsid="001a8b3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/>
      <text:p text:style-name="P1">Dirección Lógica:</text:p>
      <text:p text:style-name="P1">Es una dirección que enmascara <text:s/>o abstrae una dirección física, la cual referencia a una localidad de memoria. Esta luego debe ser traducida a dirección física.</text:p>
      <text:p text:style-name="P1"/>
      <text:p text:style-name="P1">Dirección Física:</text:p>
      <text:p text:style-name="P1">Es una dirección real en la que se accede efectivamente a memoria. Representa una dirección absoluta de memoria principal</text:p>
      <text:p text:style-name="P1"/>
      <text:p text:style-name="P1">2)</text:p>
      <text:p text:style-name="P1"/>
      <text:p text:style-name="P1">A)</text:p>
      <text:p text:style-name="P1">Particiones Fijas:</text:p>
      <text:p text:style-name="P1">Consta en dividir la memoria en particiones de tamaño fijo → tamaños iguales o diferentes</text:p>
      <text:p text:style-name="P1">Alojan un único proceso.</text:p>
      <text:p text:style-name="P1">Ventajas:</text:p>
      <text:list text:style-name="L2">
        <text:list-item>
          <text:p text:style-name="P2">Facilidad de implementación</text:p>
        </text:list-item>
        <text:list-item>
          <text:p text:style-name="P2">No genera fragmentación externa</text:p>
        </text:list-item>
        <text:list-item>
          <text:p text:style-name="P2">Previsibilidad de distribución de memoria</text:p>
        </text:list-item>
      </text:list>
      <text:p text:style-name="P1">Desventajas:</text:p>
      <text:list text:style-name="L3">
        <text:list-item>
          <text:p text:style-name="P3">Fragmentación interna</text:p>
        </text:list-item>
        <text:list-item>
          <text:p text:style-name="P3">Utilización ineficiente de la memoria</text:p>
        </text:list-item>
      </text:list>
      <text:p text:style-name="P1"/>
      <text:p text:style-name="P1">Particiones Dinámicas:</text:p>
      <text:p text:style-name="P1">Las particiones varían en tamaño y número. Cada partición se genera de forma dinámica del tamaño justo que necesita cada proceso.</text:p>
      <text:p text:style-name="P1"/>
      <text:p text:style-name="P1">Ventajas:</text:p>
      <text:list text:style-name="L4">
        <text:list-item>
          <text:p text:style-name="P4">No genera fragmentación interna</text:p>
        </text:list-item>
        <text:list-item>
          <text:p text:style-name="P4">Mayor flexibilidad </text:p>
        </text:list-item>
        <text:list-item>
          <text:p text:style-name="P4">Mejor utilización de memoria</text:p>
        </text:list-item>
      </text:list>
      <text:p text:style-name="P1">Desventajas:</text:p>
      <text:list text:style-name="L5">
        <text:list-item>
          <text:p text:style-name="P5">Fragmentación externa</text:p>
        </text:list-item>
        <text:list-item>
          <text:p text:style-name="P5">Posible necesidad de técnicas de compactación </text:p>
        </text:list-item>
        <text:list-item>
          <text:p text:style-name="P5">Sobrecarga de tiempo buscando espacio a asignar</text:p>
        </text:list-item>
      </text:list>
      <text:p text:style-name="P1"/>
      <text:p text:style-name="P6">B)</text:p>
      <text:p text:style-name="P6">Particiones Fijas:</text:p>
      <text:p text:style-name="P6"/>
      <text:p text:style-name="P6">Cosas que el S.O debe saber:</text:p>
      <text:list xml:id="list2907938125" text:style-name="L6">
        <text:list-item>
          <text:p text:style-name="P7">Método para buscar espacio libre</text:p>
          <text:list>
            <text:list-item>
              <text:p text:style-name="P7">Listar particiones libres</text:p>
            </text:list-item>
            <text:list-item>
              <text:p text:style-name="P7">Algoritmos de asignación</text:p>
            </text:list-item>
          </text:list>
        </text:list-item>
        <text:list-item>
          <text:p text:style-name="P7">Control de procesos en ejecución</text:p>
        </text:list-item>
        <text:list-item>
          <text:p text:style-name="P7">Información específica de cada particion</text:p>
          <text:list>
            <text:list-item>
              <text:p text:style-name="P7">Estado</text:p>
            </text:list-item>
            <text:list-item>
              <text:p text:style-name="P7">tamaño </text:p>
            </text:list-item>
            <text:list-item>
              <text:p text:style-name="P7">Dirección base</text:p>
            </text:list-item>
          </text:list>
        </text:list-item>
      </text:list>
      <text:p text:style-name="P6"/>
      <text:p text:style-name="P6">Particiones dinámicas:</text:p>
      <text:list xml:id="list233751960836629" text:continue-numbering="true" text:style-name="L6">
        <text:list-item>
          <text:p text:style-name="P8">Método para buscar espacio libre</text:p>
          <text:list>
            <text:list-item>
              <text:p text:style-name="P8"><text:soft-page-break/>Listar particiones libres</text:p>
            </text:list-item>
            <text:list-item>
              <text:p text:style-name="P8">Algoritmos de asignación <text:span text:style-name="T1">(normalmente peor ajuste)</text:span></text:p>
            </text:list-item>
          </text:list>
        </text:list-item>
        <text:list-item>
          <text:p text:style-name="P9">Tamaño de cada partición dinámica</text:p>
        </text:list-item>
        <text:list-item>
          <text:p text:style-name="P9">Tamaño de los procesos</text:p>
        </text:list-item>
        <text:list-item>
          <text:p text:style-name="P9">Control de fragmentación externa</text:p>
        </text:list-item>
        <text:list-item>
          <text:p text:style-name="P9">Información específica de cada particion</text:p>
          <text:list>
            <text:list-item>
              <text:p text:style-name="P9">Estado</text:p>
            </text:list-item>
            <text:list-item>
              <text:p text:style-name="P9">Tamaño</text:p>
            </text:list-item>
            <text:list-item>
              <text:p text:style-name="P9">Dirección base</text:p>
            </text:list-item>
          </text:list>
        </text:list-item>
      </text:list>
      <text:p text:style-name="P10"/>
      <text:p text:style-name="P11">C)</text:p>
      <text:p text:style-name="P6"/>
      <text:p text:style-name="P6"/>
      <text:p text:style-name="P11">3)</text:p>
      <text:p text:style-name="P11">Particiones de igual tamaño:</text:p>
      <text:p text:style-name="P11">Ventajas:</text:p>
      <text:list xml:id="list265747388" text:style-name="L7">
        <text:list-item>
          <text:p text:style-name="P12">Simplicidad de gestión: El sistema operativo puede gestionar facilmente las particiones, ya que todas tienen el mismo tamaño.</text:p>
        </text:list-item>
        <text:list-item>
          <text:p text:style-name="P12">Facilidad para determinar el espacio libre: Como todas las particiones tienen el mismo tamaño, es fácil verificar cuales de todas están libres, y cuales ocupadas.</text:p>
        </text:list-item>
        <text:list-item>
          <text:p text:style-name="P12">Previsibilidad: Al ser todas las particiones del mismo tamaño, es posible predecir cuanta memoria se utilizará y cuantos procesos podrán estár en en la memoria que tenemos disponible</text:p>
        </text:list-item>
      </text:list>
      <text:p text:style-name="P11">Desventajas:</text:p>
      <text:list text:style-name="L8">
        <text:list-item>
          <text:p text:style-name="P13">Fragmentación interna: Al ser todas del mismo tamaño, como no todos los procesos ocuparan la totalidad asignada, tendremos desperdicio de espacio.</text:p>
        </text:list-item>
        <text:list-item>
          <text:p text:style-name="P13">Utilización ineficiente de la memoria: Se desperdicia demasiada memoria.</text:p>
        </text:list-item>
      </text:list>
      <text:p text:style-name="P11"/>
      <text:p text:style-name="P11">Particiones de diferente tamaño</text:p>
      <text:p text:style-name="P11">Ventajas:</text:p>
      <text:list text:style-name="L9">
        <text:list-item>
          <text:p text:style-name="P14">Mejor aprovechamiento de la memoria: Al ser variables, el sistema operativo asigna lo justo y necesario para cada proceso. Reduciendo la fragmentación interna.</text:p>
        </text:list-item>
        <text:list-item>
          <text:p text:style-name="P14">Flexibilidad: Este enfoque es más flexible que el anterior. Ya que se pueden asignar particiones del tamaño que requiere y necesita el proceso.</text:p>
        </text:list-item>
      </text:list>
      <text:p text:style-name="P11"/>
      <text:p text:style-name="P11">Desventajas:</text:p>
      <text:list text:style-name="L10">
        <text:list-item>
          <text:p text:style-name="P15">Tamaño rígido: SI los tamaños de las particiones no se ajustan bien a alas características de los procesos, habrá desperdicio de memoria. </text:p>
        </text:list-item>
        <text:list-item>
          <text:p text:style-name="P15">Fragmentación externa: Aunque hay menos fragmentación interna, puede ocurrir fragmentación externa si un proceso grande no cabe en ninguna partición, incluso si la suma de los espacios libres es suficiente </text:p>
        </text:list-item>
      </text:list>
      <text:p text:style-name="P11"/>
      <text:p text:style-name="P11">4)</text:p>
      <text:p text:style-name="P11">Fragmentación interna:</text:p>
      <text:list text:style-name="L11">
        <text:list-item>
          <text:p text:style-name="P16">Se produce en el esquema de particiones fijas</text:p>
        </text:list-item>
        <text:list-item>
          <text:p text:style-name="P16">Es interna a la localidad asignada</text:p>
        </text:list-item>
        <text:list-item>
          <text:p text:style-name="P16">Es la porción de la localidad que queda sin utilizar </text:p>
        </text:list-item>
      </text:list>
      <text:p text:style-name="P11">Fragmentación externa:</text:p>
      <text:list text:style-name="L12">
        <text:list-item>
          <text:p text:style-name="P17">Se produce en el esquema de particiones dinámicas</text:p>
        </text:list-item>
        <text:list-item>
          <text:p text:style-name="P17">Son huecos que van quedando en la memoria a medida que los procesos finalizan</text:p>
        </text:list-item>
        <text:list-item>
          <text:p text:style-name="P17">AL no encontrarse en forma contigua puede darse el caso de que tengamos memoria libre para alocar un proceso, pero no la podemos utilizar</text:p>
        </text:list-item>
        <text:list-item>
          <text:p text:style-name="P17"><text:soft-page-break/>Solución → compactación</text:p>
        </text:list-item>
      </text:list>
      <text:p text:style-name="P11"/>
      <text:p text:style-name="P11"><text:tab/>Compactación:<text:tab/></text:p>
      <text:p text:style-name="P11"><text:tab/><text:tab/>Reorganiza los bloques de memoria ocupados para consolidar el espacio libre en un <text:tab/><text:tab/>único bloque contiguo</text:p>
      <text:p text:style-name="P11"><text:tab/><text:tab/>Pasos a seguir:</text:p>
      <text:list xml:id="list2203645463" text:style-name="L13">
        <text:list-item>
          <text:p text:style-name="P18">Identificar fragmentos libres</text:p>
        </text:list-item>
        <text:list-item>
          <text:p text:style-name="P18">Reubicar procesos</text:p>
        </text:list-item>
        <text:list-item>
          <text:p text:style-name="P18">Actualizar direcciones</text:p>
        </text:list-item>
        <text:list-item>
          <text:p text:style-name="P18">Consolidación de espacio libre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22:55:23.298277388</meta:creation-date>
    <dc:date>2024-11-17T23:37:23.857599037</dc:date>
    <meta:editing-duration>PT42M4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3" meta:paragraph-count="83" meta:word-count="587" meta:character-count="3693" meta:non-whitespace-character-count="3222"/>
  </office:meta>
</office:document-meta>
</file>